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3.166cm" style:rel-column-width="10922*"/>
    </style:style>
    <style:style style:name="Table1.F" style:family="table-column">
      <style:table-column-properties style:column-width="3.168cm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55df5" officeooo:paragraph-rsid="00155df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paragraph-rsid="001aac2e"/>
    </style:style>
    <style:style style:name="P11" style:family="paragraph" style:parent-style-name="Title">
      <style:text-properties officeooo:rsid="00155df5" officeooo:paragraph-rsid="00155df5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style:font-name="Droid Sans"/>
    </style:style>
    <style:style style:name="T2" style:family="text">
      <style:text-properties officeooo:rsid="001c4c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duct Name</text:p>
      <text:p text:style-name="Text_20_body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3"><text:a xlink:type="simple" xlink:href="#__RefHeading___Toc2626_2678192623" text:style-name="Index_20_Link" text:visited-style-name="Index_20_Link">Table of Contents<text:tab/>2</text:a></text:p>
          <text:p text:style-name="P3"><text:a xlink:type="simple" xlink:href="#__RefHeading___Toc2628_2678192623" text:style-name="Index_20_Link" text:visited-style-name="Index_20_Link">Header 1<text:tab/>3</text:a></text:p>
          <text:p text:style-name="P4"><text:a xlink:type="simple" xlink:href="#__RefHeading___Toc2630_2678192623" text:style-name="Index_20_Link" text:visited-style-name="Index_20_Link">Header 2<text:tab/>3</text:a></text:p>
          <text:p text:style-name="P5"><text:a xlink:type="simple" xlink:href="#__RefHeading___Toc2632_2678192623" text:style-name="Index_20_Link" text:visited-style-name="Index_20_Link">Header 3<text:tab/>3</text:a></text:p>
          <text:p text:style-name="P6"><text:a xlink:type="simple" xlink:href="#__RefHeading___Toc2634_2678192623" text:style-name="Index_20_Link" text:visited-style-name="Index_20_Link">Header 4<text:tab/>3</text:a></text:p>
        </text:index-body>
      </text:table-of-content>
      <text:p text:style-name="Text_20_body"/>
      <text:h text:style-name="P12" text:outline-level="1"><text:bookmark-start text:name="__RefHeading___Toc2628_2678192623"/><text:span text:style-name="T1">Header</text:span> 1<text:bookmark-end text:name="__RefHeading___Toc2628_2678192623"/></text:h>
      <text:h text:style-name="Heading_20_2" text:outline-level="2"><text:bookmark-start text:name="__RefHeading___Toc2630_2678192623"/><text:span text:style-name="T1">Header</text:span> 2<text:bookmark-end text:name="__RefHeading___Toc2630_2678192623"/></text:h>
      <text:h text:style-name="Heading_20_3" text:outline-level="3"><text:bookmark-start text:name="__RefHeading___Toc2632_2678192623"/><text:span text:style-name="T1">Header</text:span> 3<text:bookmark-end text:name="__RefHeading___Toc2632_2678192623"/></text:h>
      <text:h text:style-name="Heading_20_4" text:outline-level="4"><text:bookmark-start text:name="__RefHeading___Toc2634_2678192623"/><text:span text:style-name="T1">Header</text:span> 4<text:bookmark-end text:name="__RefHeading___Toc2634_2678192623"/></text:h>
      <text:p text:style-name="Standard">Normal text</text:p>
      <text:p text:style-name="Text_20_body">Normal text 2</text:p>
      <text:p text:style-name="Preformatted_20_Text">Code</text:p>
      <text:p text:style-name="Text_20_body"/>
      <table:table table:name="Table1" table:style-name="Table1" table:template-name="Simple List Shaded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</table:table-row>
        <table:table-row>
          <table:table-cell table:style-name="Table1.A3" office:value-type="string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22:48:34.625532910</meta:creation-date>
    <dc:date>2023-07-02T21:14:33.891320758</dc:date>
    <meta:editing-duration>P1DT8H11M19S</meta:editing-duration>
    <meta:editing-cycles>12</meta:editing-cycles>
    <meta:generator>LibreOffice/7.4.7.2$Linux_X86_64 LibreOffice_project/40$Build-2</meta:generator>
    <meta:document-statistic meta:table-count="1" meta:image-count="0" meta:object-count="0" meta:page-count="3" meta:paragraph-count="16" meta:word-count="38" meta:character-count="160" meta:non-whitespace-character-count="138"/>
  </office:meta>
</office:document-meta>
</file>